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29f0d" officeooo:paragraph-rsid="001cdb26"/>
    </style:style>
    <style:style style:name="P3" style:family="paragraph" style:parent-style-name="Standard">
      <style:text-properties officeooo:rsid="00047b68" officeooo:paragraph-rsid="00047b68"/>
    </style:style>
    <style:style style:name="P4" style:family="paragraph" style:parent-style-name="Standard">
      <style:text-properties officeooo:rsid="00047b68" officeooo:paragraph-rsid="000b70d0"/>
    </style:style>
    <style:style style:name="P5" style:family="paragraph" style:parent-style-name="Standard">
      <style:text-properties officeooo:rsid="00047b68" officeooo:paragraph-rsid="001e6ca4"/>
    </style:style>
    <style:style style:name="P6" style:family="paragraph" style:parent-style-name="Standard">
      <style:text-properties officeooo:rsid="00057716" officeooo:paragraph-rsid="00057716"/>
    </style:style>
    <style:style style:name="P7" style:family="paragraph" style:parent-style-name="Standard">
      <style:text-properties officeooo:rsid="0006930c" officeooo:paragraph-rsid="0006930c"/>
    </style:style>
    <style:style style:name="P8" style:family="paragraph" style:parent-style-name="Standard">
      <style:text-properties officeooo:rsid="0006930c" officeooo:paragraph-rsid="00162177"/>
    </style:style>
    <style:style style:name="P9" style:family="paragraph" style:parent-style-name="Standard">
      <style:text-properties officeooo:rsid="00080333" officeooo:paragraph-rsid="00080333"/>
    </style:style>
    <style:style style:name="P10" style:family="paragraph" style:parent-style-name="Standard">
      <style:text-properties officeooo:rsid="00080333" officeooo:paragraph-rsid="00162177"/>
    </style:style>
    <style:style style:name="P11" style:family="paragraph" style:parent-style-name="Standard">
      <style:text-properties officeooo:rsid="000b70d0" officeooo:paragraph-rsid="000b70d0"/>
    </style:style>
    <style:style style:name="P12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3" style:family="paragraph" style:parent-style-name="Standard">
      <style:text-properties officeooo:rsid="000c57ca" officeooo:paragraph-rsid="000c57ca"/>
    </style:style>
    <style:style style:name="P14" style:family="paragraph" style:parent-style-name="Standard">
      <style:text-properties officeooo:rsid="000dd49e" officeooo:paragraph-rsid="000dd49e"/>
    </style:style>
    <style:style style:name="P15" style:family="paragraph" style:parent-style-name="Standard">
      <style:text-properties officeooo:rsid="000e8215" officeooo:paragraph-rsid="000e8215"/>
    </style:style>
    <style:style style:name="P16" style:family="paragraph" style:parent-style-name="Standard">
      <style:text-properties officeooo:rsid="00100e0c" officeooo:paragraph-rsid="00100e0c"/>
    </style:style>
    <style:style style:name="P17" style:family="paragraph" style:parent-style-name="Standard">
      <style:text-properties officeooo:rsid="00111fb2" officeooo:paragraph-rsid="00111fb2"/>
    </style:style>
    <style:style style:name="P18" style:family="paragraph" style:parent-style-name="Standard">
      <style:text-properties officeooo:rsid="0011b585" officeooo:paragraph-rsid="0011b585"/>
    </style:style>
    <style:style style:name="P19" style:family="paragraph" style:parent-style-name="Standard">
      <style:text-properties officeooo:rsid="0014632e" officeooo:paragraph-rsid="0014632e"/>
    </style:style>
    <style:style style:name="P20" style:family="paragraph" style:parent-style-name="Standard">
      <style:text-properties officeooo:rsid="0014632e" officeooo:paragraph-rsid="00164522"/>
    </style:style>
    <style:style style:name="P21" style:family="paragraph" style:parent-style-name="Standard">
      <style:text-properties officeooo:rsid="0014ff90" officeooo:paragraph-rsid="0014ff90"/>
    </style:style>
    <style:style style:name="P22" style:family="paragraph" style:parent-style-name="Standard">
      <style:text-properties officeooo:rsid="00156ad4" officeooo:paragraph-rsid="00156ad4"/>
    </style:style>
    <style:style style:name="P23" style:family="paragraph" style:parent-style-name="Standard">
      <style:text-properties officeooo:rsid="0017ff36" officeooo:paragraph-rsid="0017ff36"/>
    </style:style>
    <style:style style:name="P24" style:family="paragraph" style:parent-style-name="Standard">
      <style:text-properties officeooo:rsid="001961d7" officeooo:paragraph-rsid="001961d7"/>
    </style:style>
    <style:style style:name="P25" style:family="paragraph" style:parent-style-name="Standard">
      <style:text-properties officeooo:rsid="001a9546" officeooo:paragraph-rsid="001a9546"/>
    </style:style>
    <style:style style:name="P26" style:family="paragraph" style:parent-style-name="Standard">
      <style:text-properties officeooo:rsid="001a9546" officeooo:paragraph-rsid="001c22e5"/>
    </style:style>
    <style:style style:name="P27" style:family="paragraph" style:parent-style-name="Standard">
      <style:text-properties officeooo:rsid="001a9546" officeooo:paragraph-rsid="001e6ca4"/>
    </style:style>
    <style:style style:name="P28" style:family="paragraph" style:parent-style-name="Standard">
      <style:text-properties officeooo:rsid="001c3305" officeooo:paragraph-rsid="001c3305"/>
    </style:style>
    <style:style style:name="P29" style:family="paragraph" style:parent-style-name="Standard">
      <style:text-properties officeooo:rsid="001cdb26" officeooo:paragraph-rsid="001cdb26"/>
    </style:style>
    <style:style style:name="P30" style:family="paragraph" style:parent-style-name="Standard">
      <style:text-properties officeooo:rsid="001e667a" officeooo:paragraph-rsid="001e667a"/>
    </style:style>
    <style:style style:name="P31" style:family="paragraph" style:parent-style-name="Standard">
      <style:text-properties officeooo:rsid="001e6ca4" officeooo:paragraph-rsid="001e6ca4"/>
    </style:style>
    <style:style style:name="P32" style:family="paragraph" style:parent-style-name="Subtitle">
      <style:text-properties officeooo:paragraph-rsid="0014ff90"/>
    </style:style>
    <style:style style:name="P33" style:family="paragraph" style:parent-style-name="Preformatted_20_Text">
      <style:text-properties fo:font-variant="normal" fo:text-transform="none" fo:color="#333333" style:font-name="Consolas" fo:font-size="12pt" fo:letter-spacing="normal" fo:font-style="normal" fo:font-weight="normal" officeooo:rsid="001961d7" officeooo:paragraph-rsid="001961d7"/>
    </style:style>
    <style:style style:name="P34" style:family="paragraph" style:parent-style-name="Preformatted_20_Text">
      <style:paragraph-properties fo:margin-top="0cm" fo:margin-bottom="0cm" style:contextual-spacing="false" fo:orphans="2" fo:widows="2" fo:background-color="#f0f0f0" fo:padding="0cm" fo:border="none"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/>
    </style:style>
    <style:style style:name="P35" style:family="paragraph" style:parent-style-name="Standard" style:list-style-name="L1">
      <style:text-properties officeooo:rsid="00029f0d" officeooo:paragraph-rsid="00029f0d"/>
    </style:style>
    <style:style style:name="P36" style:family="paragraph" style:parent-style-name="Standard" style:list-style-name="L3">
      <style:text-properties officeooo:rsid="00029f0d" officeooo:paragraph-rsid="00029f0d"/>
    </style:style>
    <style:style style:name="P37" style:family="paragraph" style:parent-style-name="Standard" style:list-style-name="L4">
      <style:text-properties officeooo:rsid="00029f0d" officeooo:paragraph-rsid="00029f0d"/>
    </style:style>
    <style:style style:name="P38" style:family="paragraph" style:parent-style-name="Standard" style:list-style-name="L5">
      <style:text-properties officeooo:rsid="00029f0d" officeooo:paragraph-rsid="00029f0d"/>
    </style:style>
    <style:style style:name="P39" style:family="paragraph" style:parent-style-name="Standard" style:list-style-name="L6">
      <style:text-properties officeooo:rsid="00029f0d" officeooo:paragraph-rsid="00029f0d"/>
    </style:style>
    <style:style style:name="P40" style:family="paragraph" style:parent-style-name="Standard" style:list-style-name="L2">
      <style:text-properties officeooo:rsid="0017ff36" officeooo:paragraph-rsid="0017ff36"/>
    </style:style>
    <style:style style:name="P41" style:family="paragraph" style:parent-style-name="Standard" style:list-style-name="L7">
      <style:text-properties officeooo:rsid="00047b68" officeooo:paragraph-rsid="00047b68"/>
    </style:style>
    <style:style style:name="P42" style:family="paragraph" style:parent-style-name="Standard" style:list-style-name="L8">
      <style:text-properties officeooo:rsid="00111fb2" officeooo:paragraph-rsid="00111fb2"/>
    </style:style>
    <style:style style:name="P43" style:family="paragraph" style:parent-style-name="Standard" style:list-style-name="L9">
      <style:text-properties officeooo:rsid="001c3305" officeooo:paragraph-rsid="001c3305"/>
    </style:style>
    <style:style style:name="P44" style:family="paragraph" style:parent-style-name="Standard">
      <style:text-properties officeooo:rsid="0006930c" officeooo:paragraph-rsid="002104eb"/>
    </style:style>
    <style:style style:name="P45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style:style style:name="T5" style:family="text">
      <style:text-properties fo:color="#000000"/>
    </style:style>
    <style:style style:name="T6" style:family="text">
      <style:text-properties fo:color="#666600"/>
    </style:style>
    <style:style style:name="T7" style:family="text">
      <style:text-properties fo:color="#006666"/>
    </style:style>
    <style:style style:name="T8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555555" style:font-name="Consolas" fo:letter-spacing="normal" fo:font-style="normal" fo:font-weight="normal" fo:background-color="#f8f8f8" loext:char-shading-value="0" fo:padding="0cm" fo:border="none"/>
    </style:style>
    <style:style style:name="T10" style:family="text">
      <style:text-properties fo:font-variant="normal" fo:text-transform="none" fo:color="#555555" style:font-name="Consolas" fo:letter-spacing="normal" fo:font-style="normal" fo:font-weight="normal" officeooo:rsid="001c22e5" fo:background-color="#f8f8f8" loext:char-shading-value="0" fo:padding="0cm" fo:border="none"/>
    </style:style>
    <style:style style:name="T11" style:family="text">
      <style:text-properties fo:font-variant="normal" fo:text-transform="none" fo:color="#555555" style:font-name="Consolas" fo:letter-spacing="normal" fo:font-style="normal" fo:font-weight="normal" officeooo:rsid="001e6ca4" fo:background-color="#f8f8f8" loext:char-shading-value="0" fo:padding="0cm" fo:border="none"/>
    </style:style>
    <style:style style:name="T12" style:family="text">
      <style:text-properties officeooo:rsid="001cdb26"/>
    </style:style>
    <style:style style:name="T13" style:family="text">
      <style:text-properties officeooo:rsid="001ee0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32">The D is silent</text:p>
      <text:h text:style-name="Heading_20_2" text:outline-level="2">Important Concepts </text:h>
      <text:p text:style-name="P1">Dataset definitions</text:p>
      <text:list xml:id="list7353115003121416997" text:style-name="L1">
        <text:list-item>
          <text:p text:style-name="P35">Metadata definition</text:p>
        </text:list-item>
        <text:list-item>
          <text:p text:style-name="P45">map types to python</text:p>
        </text:list-item>
        <text:list-item>
          <text:p text:style-name="P45">custom types in Django</text:p>
        </text:list-item>
        <text:list-item>
          <text:p text:style-name="P35">Object management</text:p>
        </text:list-item>
        <text:list-item>
          <text:p text:style-name="P35">Import</text:p>
        </text:list-item>
        <text:list-item>
          <text:p text:style-name="P35">Export</text:p>
        </text:list-item>
        <text:list-item>
          <text:p text:style-name="P35">Display</text:p>
        </text:list-item>
      </text:list>
      <text:p text:style-name="P1"/>
      <text:p text:style-name="P1">Workflow management</text:p>
      <text:p text:style-name="P1"/>
      <text:p text:style-name="P6">Admin Functions</text:p>
      <text:p text:style-name="P6"/>
      <text:p text:style-name="P6">plugins</text:p>
      <text:p text:style-name="P6"/>
      <text:p text:style-name="P1">Templates</text:p>
      <text:p text:style-name="P1"/>
      <text:p text:style-name="P1">Internationalisation</text:p>
      <text:p text:style-name="P1"/>
      <text:p text:style-name="P1">Search</text:p>
      <text:list xml:id="list2471111928330411297" text:style-name="L2">
        <text:list-item>
          <text:p text:style-name="P40">elastic search</text:p>
        </text:list-item>
      </text:list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2"><text:tab/><text:span text:style-name="T12">default icons obtained from </text:span><text:a xlink:type="simple" xlink:href="http://icon-icons.com/pt/icone/cliente-pessoa-pessoas-mulher-usuario-cliente/1130#128"><text:span text:style-name="T12">http://icon-icons.com/pt/icone/cliente-pessoa-pessoas-mulher-usuario-cliente/1130#128</text:span></text:a></text:p>
      <text:p text:style-name="P29">Free for non commercial use</text:p>
      <text:p text:style-name="P29"/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8793060104912589252" text:style-name="L3">
        <text:list-item>
          <text:p text:style-name="P36">User</text:p>
        </text:list-item>
        <text:list-item>
          <text:p text:style-name="P36">Project</text:p>
        </text:list-item>
        <text:list-item>
          <text:p text:style-name="P36">Research Output</text:p>
        </text:list-item>
        <text:list-item>
          <text:p text:style-name="P36"><text:soft-page-break/>Research Dat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3220169669244685599" text:style-name="L4">
        <text:list-item>
          <text:p text:style-name="P37">default</text:p>
        </text:list-item>
      </text:list>
      <text:p text:style-name="P1">pip 1.5.4</text:p>
      <text:list xml:id="list695649925489631615" text:style-name="L5">
        <text:list-item>
          <text:p text:style-name="P38">sudo apt-get install python3-pip</text:p>
        </text:list-item>
      </text:list>
      <text:p text:style-name="P1">Django 1.10-py2.py3-none-any.whl</text:p>
      <text:list xml:id="list8172357490742221239" text:style-name="L6">
        <text:list-item>
          <text:p text:style-name="P39">sudo pip3 install Django</text:p>
        </text:list-item>
      </text:list>
      <text:p text:style-name="P3">Selinium</text:p>
      <text:list xml:id="list6892383020417815988" text:style-name="L7">
        <text:list-item>
          <text:p text:style-name="P41">sudo pip3 install selenium</text:p>
        </text:list-item>
      </text:list>
      <text:p text:style-name="P17">Pillow</text:p>
      <text:list xml:id="list6296517216128678788" text:style-name="L8">
        <text:list-item>
          <text:p text:style-name="P42">sudo apt-get build-dep python-imaging</text:p>
        </text:list-item>
        <text:list-item>
          <text:p text:style-name="P42">sudo apt-get install libjpeg8 libjpeg62-dev libfreetype6 libfreetype6-dev</text:p>
        </text:list-item>
        <text:list-item>
          <text:p text:style-name="P42">sudo pip<text:span text:style-name="T3">3</text:span> install Pillow</text:p>
        </text:list-item>
      </text:list>
      <text:p text:style-name="P1"/>
      <text:p text:style-name="P28">ElasticSearch <text:span text:style-name="T13">Python interface</text:span></text:p>
      <text:list xml:id="list2792983935437109620" text:style-name="L9">
        <text:list-item>
          <text:p text:style-name="P43">sudo pip3 install elasticsearch</text:p>
        </text:list-item>
      </text:list>
      <text:p text:style-name="P5"/>
      <text:p text:style-name="P3"><text:span text:style-name="T2">&gt;</text:span>python3 --version </text:p>
      <text:p text:style-name="P3">Python 3.4.3 </text:p>
      <text:p text:style-name="P3"/>
      <text:p text:style-name="P3"><text:span text:style-name="T2">&gt;</text:span>pip3 --version </text:p>
      <text:p text:style-name="P3">pip 1.5.4 from /usr/lib/python3/dist-packages (python 3.4) </text:p>
      <text:p text:style-name="P3"/>
      <text:p text:style-name="P3"><text:span text:style-name="T2">&gt;</text:span>pip3 list </text:p>
      <text:p text:style-name="P3">Django (1.10) </text:p>
      <text:p text:style-name="P3">selenium (2.53.6) </text:p>
      <text:p text:style-name="P18">Pillow (3.3.1)</text:p>
      <text:p text:style-name="P28">elasticsearch (5.0.1) </text:p>
      <text:p text:style-name="P28"/>
      <text:p text:style-name="P13">create the project:</text:p>
      <text:p text:style-name="P14"><text:span text:style-name="T2">&gt;</text:span>django-admin.py startproject jprints</text:p>
      <text:p text:style-name="P14"/>
      <text:p text:style-name="P15">create an app:</text:p>
      <text:p text:style-name="P15"><text:span text:style-name="T2">&gt;</text:span>cd to jprints</text:p>
      <text:p text:style-name="P15"><text:span text:style-name="T2">&gt;</text:span>python3 manage.py startapp &lt;appname&gt;</text:p>
      <text:p text:style-name="P3"/>
      <text:p text:style-name="P19">create the super user:</text:p>
      <text:p text:style-name="P19"><text:soft-page-break/>&gt;python3 manage.py createsuperuser</text:p>
      <text:p text:style-name="P19"/>
      <text:p text:style-name="P19"/>
      <text:p text:style-name="P19"/>
      <text:p text:style-name="P19"/>
      <text:p text:style-name="P21">customise vim: </text:p>
      <text:p text:style-name="P21">.vimrc </text:p>
      <text:p text:style-name="P21"><text:s/></text:p>
      <text:p text:style-name="P21">autocmd BufNewFile,BufRead *.py set </text:p>
      <text:p text:style-name="P21"><text:s text:c="8"/>\ tabstop=4 </text:p>
      <text:p text:style-name="P21"><text:s text:c="8"/>\ expandtab </text:p>
      <text:p text:style-name="P21"><text:s text:c="8"/>\ softtabstop=4 </text:p>
      <text:p text:style-name="P21"><text:s text:c="8"/>\ shiftwidth=4 </text:p>
      <text:p text:style-name="P21"><text:s text:c="8"/>\ autoindent </text:p>
      <text:p text:style-name="P21"><text:s text:c="8"/>\ fileformat=unix </text:p>
      <text:p text:style-name="P21"/>
      <text:h text:style-name="Heading_20_2" text:outline-level="2">User Management</text:h>
      <text:p text:style-name="P11"/>
      <text:p text:style-name="P11"><text:a xlink:type="simple" xlink:href="https://docs.djangoproject.com/en/1.10/topics/auth/">https://docs.djangoproject.com/en/1.10/topics/auth/</text:a></text:p>
      <text:p text:style-name="P11"/>
      <text:p text:style-name="P12">Django comes with a user authentication system. It handles user accounts, groups, permissions and cookie-based user sessions. It is possible to extend and customise the default implementation to suit the needs of the implementation.</text:p>
      <text:p text:style-name="P11"/>
      <text:p text:style-name="P12">It is possible to use shibboleth authentication.</text:p>
      <text:p text:style-name="P11"/>
      <text:p text:style-name="P4"/>
      <text:p text:style-name="P7">admin</text:p>
      <text:p text:style-name="P7">pypadmin</text:p>
      <text:p text:style-name="P7"/>
      <text:p text:style-name="P30">test1</text:p>
      <text:p text:style-name="P30">pjpuser1</text:p>
      <text:p text:style-name="P30"/>
      <text:p text:style-name="P9">peter</text:p>
      <text:p text:style-name="P9">qpwoei<text:span text:style-name="T1">ru</text:span></text:p>
      <text:p text:style-name="P9"/>
      <text:p text:style-name="P9"/>
      <text:h text:style-name="Heading_20_2" text:outline-level="2">Data and maintenance</text:h>
      <text:p text:style-name="P16">It is possible to access and update the data model from python scripts such as populate_jprints.py</text:p>
      <text:p text:style-name="P16">These can instantiate the django framework and the models and perform operations on the data via the API.</text:p>
      <text:p text:style-name="P16"/>
      <text:p text:style-name="P16">&gt;python3 populate_jprints.py</text:p>
      <text:p text:style-name="P16"/>
      <text:p text:style-name="P19">Updates to the Model require DB updates/migrations</text:p>
      <text:p text:style-name="P19">&gt;python3 manage.py makemigrations jprints</text:p>
      <text:p text:style-name="P20">&gt;python3 manage.py migrate </text:p>
      <text:p text:style-name="P20"/>
      <text:p text:style-name="P19"/>
      <text:p text:style-name="P19"/>
      <text:h text:style-name="Heading_20_2" text:outline-level="2"><text:soft-page-break/>Prototype</text:h>
      <text:p text:style-name="P22"/>
      <text:p text:style-name="P22">python3 manage.py runserver</text:p>
      <text:p text:style-name="P22"/>
      <text:p text:style-name="P22"><text:a xlink:type="simple" xlink:href="http://127.0.0.1:8000/jprints/">http://127.0.0.1:8000/jprints/</text:a></text:p>
      <text:p text:style-name="P22"/>
      <text:p text:style-name="P22"><text:a xlink:type="simple" xlink:href="http://127.0.0.1:8000/admin">http://127.0.0.1:8000/admin</text:a></text:p>
      <text:p text:style-name="P22"/>
      <text:p text:style-name="P8">admin</text:p>
      <text:p text:style-name="P44">pypadmin</text:p>
      <text:p text:style-name="P8"/>
      <text:p text:style-name="P10">peter</text:p>
      <text:p text:style-name="P10">qpwoei<text:span text:style-name="T1">ru</text:span></text:p>
      <text:p text:style-name="P10"/>
      <text:p text:style-name="P10"/>
      <text:p text:style-name="P10"/>
      <text:p text:style-name="P10"/>
      <text:p text:style-name="P10"/>
      <text:h text:style-name="Heading_20_2" text:outline-level="2">Elastic Search</text:h>
      <text:h text:style-name="Heading_20_3" text:outline-level="3">Java</text:h>
      <text:p text:style-name="P23"/>
      <text:p text:style-name="P24">sudo add-apt-repository ppa:webupd8team/java</text:p>
      <text:p text:style-name="P24">sudo apt-get update</text:p>
      <text:p text:style-name="P24"/>
      <text:p text:style-name="P24">sudo apt-get install oracle-java8-installer</text:p>
      <text:p text:style-name="P24"/>
      <text:p text:style-name="P23"/>
      <text:p text:style-name="P24">peter@cas:~$ java -version </text:p>
      <text:p text:style-name="P24">java version "1.8.0_111" </text:p>
      <text:p text:style-name="P24">Java(TM) SE Runtime Environment (build 1.8.0_111-b14) </text:p>
      <text:p text:style-name="P24">Java HotSpot(TM) 64-Bit Server VM (build 25.111-b14, mixed mode) </text:p>
      <text:p text:style-name="P24"/>
      <text:p text:style-name="P24"/>
      <text:h text:style-name="Heading_20_3" text:outline-level="3">Elastic</text:h>
      <text:p text:style-name="P24">wget -qO - https://artifacts.elastic.co/GPG-KEY-elasticsearch | sudo apt-key add -</text:p>
      <text:p text:style-name="P24">sudo apt-get install apt-transport-https</text:p>
      <text:p text:style-name="P24"/>
      <text:p text:style-name="P24">echo "deb https://artifacts.elastic.co/packages/5.x/apt stable main" | sudo tee -a /etc/apt/sources.list.d/elastic-5.x.list</text:p>
      <text:p text:style-name="P24"/>
      <text:p text:style-name="P24">sudo apt-get update</text:p>
      <text:p text:style-name="P24">sudo apt-get install elasticsearch</text:p>
      <text:p text:style-name="P33"><text:span text:style-name="T5">sudo apt</text:span><text:span text:style-name="T6">-</text:span><text:span text:style-name="T5">get install kibana</text:span></text:p>
      <text:p text:style-name="P24"/>
      <text:p text:style-name="P24"/>
      <text:p text:style-name="P24">sudo update-rc.d elasticsearch defaults 95 10</text:p>
      <text:p text:style-name="P33"><text:span text:style-name="T5">sudo update</text:span><text:span text:style-name="T6">-</text:span><text:span text:style-name="T5">rc</text:span><text:span text:style-name="T6">.</text:span><text:span text:style-name="T5">d kibana defaults </text:span><text:span text:style-name="T7">95</text:span><text:span text:style-name="T5"> </text:span><text:span text:style-name="T7">10</text:span></text:p>
      <text:p text:style-name="P24"/>
      <text:p text:style-name="P24"><text:soft-page-break/>sudo -i service elasticsearch start</text:p>
      <text:p text:style-name="P24">sudo -i service elasticsearch stop</text:p>
      <text:p text:style-name="P24"/>
      <text:p text:style-name="P33"><text:span text:style-name="T5">sudo </text:span><text:span text:style-name="T6">-</text:span><text:span text:style-name="T5">i service kibana start</text:span></text:p>
      <text:p text:style-name="P34"><text:span text:style-name="T5">sudo </text:span><text:span text:style-name="T6">-</text:span><text:span text:style-name="T5">i service kibana stop</text:span></text:p>
      <text:p text:style-name="P24"/>
      <text:p text:style-name="P25">sudo tail -f /var/log/elasticsearch/elasticsearch.log</text:p>
      <text:p text:style-name="P25"/>
      <text:p text:style-name="P25"/>
      <text:p text:style-name="P25">curl -XGET 'localhost:9200/?pretty' </text:p>
      <text:p text:style-name="P25">{ </text:p>
      <text:p text:style-name="P25"><text:s text:c="2"/>"name" : "7Io3IbO", </text:p>
      <text:p text:style-name="P25"><text:s text:c="2"/>"cluster_name" : "elasticsearch", </text:p>
      <text:p text:style-name="P25"><text:s text:c="2"/>"cluster_uuid" : "lzZbkIDSRDufgM7qEo980g", </text:p>
      <text:p text:style-name="P25"><text:s text:c="2"/>"version" : { </text:p>
      <text:p text:style-name="P25"><text:s text:c="4"/>"number" : "5.0.0", </text:p>
      <text:p text:style-name="P25"><text:s text:c="4"/>"build_hash" : "253032b", </text:p>
      <text:p text:style-name="P25"><text:s text:c="4"/>"build_date" : "2016-10-26T05:11:34.737Z", </text:p>
      <text:p text:style-name="P25"><text:s text:c="4"/>"build_snapshot" : false, </text:p>
      <text:p text:style-name="P25"><text:s text:c="4"/>"lucene_version" : "6.2.0" </text:p>
      <text:p text:style-name="P25"><text:s text:c="2"/>}, </text:p>
      <text:p text:style-name="P25"><text:s text:c="2"/>"tagline" : "You Know, for Search" </text:p>
      <text:p text:style-name="P25">} </text:p>
      <text:p text:style-name="P25"/>
      <text:p text:style-name="P25"/>
      <text:p text:style-name="P25"/>
      <text:p text:style-name="P25"/>
      <text:p text:style-name="P25"><text:span text:style-name="T8">Kibana loads its configuration from the </text:span><text:span text:style-name="Source_20_Text"><text:span text:style-name="T9">/etc/kibana/kibana.yml</text:span></text:span></text:p>
      <text:p text:style-name="P26"><text:span text:style-name="Source_20_Text"><text:span text:style-name="T10">elastic search config: /etc/elasticsearch/elasticsearch.yml</text:span></text:span></text:p>
      <text:p text:style-name="P26"/>
      <text:p text:style-name="P26"/>
      <text:p text:style-name="P26"><text:span text:style-name="Source_20_Text"><text:span text:style-name="T10">Python elastic search clien: </text:span></text:span><text:a xlink:type="simple" xlink:href="http://elasticsearch-py.readthedocs.io/en/master/"><text:span text:style-name="Source_20_Text">http://elasticsearch-py.readthedocs.io/en/master/</text:span></text:a></text:p>
      <text:p text:style-name="P26"/>
      <text:p text:style-name="P31">Add ingest plugins:</text:p>
      <text:p text:style-name="P27"><text:span text:style-name="Source_20_Text"><text:span text:style-name="T11">sudo /usr/share/elasticsearch/bin/elasticsearch-plugin install ingest-attachment</text:span></text:span></text:p>
      <text:p text:style-name="P27"/>
      <text:p text:style-name="P27"/>
      <text:p text:style-name="P27"/>
      <text:p text:style-name="P27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7-01-26T17:16:25.232016320</dc:date>
    <meta:editing-duration>PT18H10M31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5" meta:paragraph-count="140" meta:word-count="473" meta:character-count="3894" meta:non-whitespace-character-count="3463"/>
  </office:meta>
</office:document-meta>
</file>